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ses Pembentukan Posdaya Dusun Dondong</text:p>
      <text:p text:style-name="Standard"/>
      <text:p text:style-name="Standard">Nama Posdaya :</text:p>
      <text:p text:style-name="Standard">“<text:span text:style-name="T3">Manunggal Roso”</text:span></text:p>
      <text:p text:style-name="Standard"><text:span text:style-name="T3"/></text:p>
      <text:p text:style-name="Standard">Penasehat</text:p>
      <text:p text:style-name="Standard"><text:tab/>Kepala Desa Jetis</text:p>
      <text:p text:style-name="Standard"><text:tab/>Kepala Dusun Dondong</text:p>
      <text:p text:style-name="Standard"><text:tab/>Ketua RW 4</text:p>
      <text:p text:style-name="Standard"/>
      <text:p text:style-name="Standard">Ketua 1:<text:tab/>Darmanto</text:p>
      <text:p text:style-name="Standard">Ketua 2 :<text:tab/>Yuniyanto<text:tab/></text:p>
      <text:p text:style-name="Standard"/>
      <text:p text:style-name="Standard">Sekretaris 1:<text:tab/>Sugiyanto</text:p>
      <text:p text:style-name="Standard">Sekretaris <text:tab/>Emi Nurmilahsari</text:p>
      <text:p text:style-name="Standard"/>
      <text:p text:style-name="Standard">Bendahara:<text:tab/>Dasuki</text:p>
      <text:p text:style-name="Standard"><text:tab/><text:tab/>Aris Kadaryanto</text:p>
      <text:p text:style-name="Standard"/>
      <text:p text:style-name="Standard">Seksi Bidang</text:p>
      <text:p text:style-name="Standard">Keagamaan <text:s/>: <text:tab/>Wuhadi</text:p>
      <text:p text:style-name="Standard"><text:tab/><text:tab/>Jumakir</text:p>
      <text:p text:style-name="Standard"><text:tab/><text:tab/>Adi Suwarno</text:p>
      <text:p text:style-name="Standard"><text:tab/><text:tab/>Suparman</text:p>
      <text:p text:style-name="Standard"/>
      <text:p text:style-name="Standard">Pemuda </text:p>
      <text:p text:style-name="Standard">Olahraga</text:p>
      <text:p text:style-name="Standard">dan Kesenian:<text:tab/>Magino</text:p>
      <text:p text:style-name="Standard"><text:tab/><text:tab/>Saroni</text:p>
      <text:p text:style-name="Standard"><text:tab/><text:tab/>Karyono</text:p>
      <text:p text:style-name="Standard"><text:tab/><text:tab/>Parwanto</text:p>
      <text:p text:style-name="Standard"><text:tab/><text:tab/>Sayogi</text:p>
      <text:p text:style-name="Standard"><text:tab/><text:tab/>Ngatirin</text:p>
      <text:p text:style-name="Standard"/>
      <text:p text:style-name="Standard">Pendidikan : <text:tab/>Sularidiro</text:p>
      <text:p text:style-name="Standard"><text:tab/><text:tab/>Siti Martani</text:p>
      <text:p text:style-name="Standard"/>
      <text:p text:style-name="Standard">Kesehatan: <text:tab/>Sunarni</text:p>
      <text:p text:style-name="Standard"><text:tab/><text:tab/>Sugimah</text:p>
      <text:p text:style-name="Standard"/>
      <text:p text:style-name="Standard">Ekonomi Koperasi</text:p>
      <text:p text:style-name="Standard">dan Pertanian:<text:tab/>Harso Sentono</text:p>
      <text:p text:style-name="Standard"><text:tab/><text:tab/>Suwadi</text:p>
      <text:p text:style-name="Standard"/>
      <text:p text:style-name="Standard">Humas : <text:tab/>Heriyanto</text:p>
      <text:p text:style-name="Standard"><text:tab/><text:tab/>Pareno</text:p>
      <text:p text:style-name="Standard"><text:tab/><text:tab/>Harno Utomo</text:p>
      <text:p text:style-name="Standard"><text:tab/><text:tab/>Suramto</text:p>
      <text:p text:style-name="Standard"><text:tab/><text:tab/>Sugiya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dzbee </meta:initial-creator>
    <meta:creation-date>2012-08-08T21:34:55</meta:creation-date>
    <dc:date>2012-08-08T22:37:34</dc:date>
    <dc:creator>kidzbee </dc:creator>
    <meta:editing-duration>PT57M9S</meta:editing-duration>
    <meta:editing-cycles>8</meta:editing-cycles>
    <meta:generator>LibreOffice/3.5$Linux_x86 LibreOffice_project/350m1$Build-202</meta:generator>
    <meta:document-statistic meta:table-count="0" meta:image-count="0" meta:object-count="0" meta:page-count="1" meta:paragraph-count="38" meta:word-count="79" meta:character-count="572" meta:non-whitespace-character-count="488"/>
  </office:meta>
</office:document-meta>
</file>